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3.91mm"/>
    </style:style>
    <style:style style:name="co3" style:family="table-column">
      <style:table-column-properties fo:break-before="auto" style:column-width="6.99mm"/>
    </style:style>
    <style:style style:name="co4" style:family="table-column">
      <style:table-column-properties fo:break-before="auto" style:column-width="1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row table:style-name="ro1">
          <table:table-cell table:formula="of:=&quot;var chifHexa = { '&quot;&amp;+[.E1]&amp;&quot;' : &quot;&amp;[.C1]&amp; &quot; , &quot;" office:value-type="string" office:string-value="var chifHexa = { '0' : 0 , " calcext:value-type="string">
            <text:p>var chifHexa = { '0' : 0 ,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ISNUMBER([.D1]);&quot;&quot;&amp;[.D1]&amp;&quot;&quot;;[.D1])" office:value-type="string" office:string-value="0" calcext:value-type="string">
            <text:p>0</text:p>
          </table:table-cell>
          <table:table-cell table:formula="of:=ISTEXT([.E1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]&amp;&quot;'&quot;&amp;+[.E2]&amp;&quot;' : &quot;&amp;[.C2]&amp; &quot; , &quot;" office:value-type="string" office:string-value="var chifHexa = { '0' : 0 , '1' : 1 , " calcext:value-type="string">
            <text:p>var chifHexa = { '0' : 0 , '1' : 1 ,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ISNUMBER([.D2]);&quot;&quot;&amp;[.D2]&amp;&quot;&quot;;[.D2])" office:value-type="string" office:string-value="1" calcext:value-type="string">
            <text:p>1</text:p>
          </table:table-cell>
          <table:table-cell table:formula="of:=ISTEXT([.E2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2]&amp;&quot;'&quot;&amp;+[.E3]&amp;&quot;' : &quot;&amp;[.C3]&amp; &quot; , &quot;" office:value-type="string" office:string-value="var chifHexa = { '0' : 0 , '1' : 1 , '2' : 2 , " calcext:value-type="string">
            <text:p>var chifHexa = { '0' : 0 , '1' : 1 , '2' : 2 , 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IF(ISNUMBER([.D3]);&quot;&quot;&amp;[.D3]&amp;&quot;&quot;;[.D3])" office:value-type="string" office:string-value="2" calcext:value-type="string">
            <text:p>2</text:p>
          </table:table-cell>
          <table:table-cell table:formula="of:=ISTEXT([.E3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3]&amp;&quot;'&quot;&amp;+[.E4]&amp;&quot;' : &quot;&amp;[.C4]&amp; &quot; , &quot;" office:value-type="string" office:string-value="var chifHexa = { '0' : 0 , '1' : 1 , '2' : 2 , '3' : 3 , " calcext:value-type="string">
            <text:p>var chifHexa = { '0' : 0 , '1' : 1 , '2' : 2 , '3' : 3 ,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IF(ISNUMBER([.D4]);&quot;&quot;&amp;[.D4]&amp;&quot;&quot;;[.D4])" office:value-type="string" office:string-value="3" calcext:value-type="string">
            <text:p>3</text:p>
          </table:table-cell>
          <table:table-cell table:formula="of:=ISTEXT([.E4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4]&amp;&quot;'&quot;&amp;+[.E5]&amp;&quot;' : &quot;&amp;[.C5]&amp; &quot; , &quot;" office:value-type="string" office:string-value="var chifHexa = { '0' : 0 , '1' : 1 , '2' : 2 , '3' : 3 , '4' : 4 , " calcext:value-type="string">
            <text:p>var chifHexa = { '0' : 0 , '1' : 1 , '2' : 2 , '3' : 3 , '4' : 4 , 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IF(ISNUMBER([.D5]);&quot;&quot;&amp;[.D5]&amp;&quot;&quot;;[.D5])" office:value-type="string" office:string-value="4" calcext:value-type="string">
            <text:p>4</text:p>
          </table:table-cell>
          <table:table-cell table:formula="of:=ISTEXT([.E5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5]&amp;&quot;'&quot;&amp;+[.E6]&amp;&quot;' : &quot;&amp;[.C6]&amp; &quot; , &quot;" office:value-type="string" office:string-value="var chifHexa = { '0' : 0 , '1' : 1 , '2' : 2 , '3' : 3 , '4' : 4 , '5' : 5 , " calcext:value-type="string">
            <text:p>var chifHexa = { '0' : 0 , '1' : 1 , '2' : 2 , '3' : 3 , '4' : 4 , '5' : 5 , 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IF(ISNUMBER([.D6]);&quot;&quot;&amp;[.D6]&amp;&quot;&quot;;[.D6])" office:value-type="string" office:string-value="5" calcext:value-type="string">
            <text:p>5</text:p>
          </table:table-cell>
          <table:table-cell table:formula="of:=ISTEXT([.E6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6]&amp;&quot;'&quot;&amp;+[.E7]&amp;&quot;' : &quot;&amp;[.C7]&amp; &quot; , &quot;" office:value-type="string" office:string-value="var chifHexa = { '0' : 0 , '1' : 1 , '2' : 2 , '3' : 3 , '4' : 4 , '5' : 5 , '6' : 6 , " calcext:value-type="string">
            <text:p>var chifHexa = { '0' : 0 , '1' : 1 , '2' : 2 , '3' : 3 , '4' : 4 , '5' : 5 , '6' : 6 , 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IF(ISNUMBER([.D7]);&quot;&quot;&amp;[.D7]&amp;&quot;&quot;;[.D7])" office:value-type="string" office:string-value="6" calcext:value-type="string">
            <text:p>6</text:p>
          </table:table-cell>
          <table:table-cell table:formula="of:=ISTEXT([.E7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7]&amp;&quot;'&quot;&amp;+[.E8]&amp;&quot;' : &quot;&amp;[.C8]&amp; &quot; , &quot;" office:value-type="string" office:string-value="var chifHexa = { '0' : 0 , '1' : 1 , '2' : 2 , '3' : 3 , '4' : 4 , '5' : 5 , '6' : 6 , '7' : 7 , " calcext:value-type="string">
            <text:p>var chifHexa = { '0' : 0 , '1' : 1 , '2' : 2 , '3' : 3 , '4' : 4 , '5' : 5 , '6' : 6 , '7' : 7 , 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IF(ISNUMBER([.D8]);&quot;&quot;&amp;[.D8]&amp;&quot;&quot;;[.D8])" office:value-type="string" office:string-value="7" calcext:value-type="string">
            <text:p>7</text:p>
          </table:table-cell>
          <table:table-cell table:formula="of:=ISTEXT([.E8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8]&amp;&quot;'&quot;&amp;+[.E9]&amp;&quot;' : &quot;&amp;[.C9]&amp; &quot; , &quot;" office:value-type="string" office:string-value="var chifHexa = { '0' : 0 , '1' : 1 , '2' : 2 , '3' : 3 , '4' : 4 , '5' : 5 , '6' : 6 , '7' : 7 , '8' : 8 , " calcext:value-type="string">
            <text:p>var chifHexa = { '0' : 0 , '1' : 1 , '2' : 2 , '3' : 3 , '4' : 4 , '5' : 5 , '6' : 6 , '7' : 7 , '8' : 8 , 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formula="of:=IF(ISNUMBER([.D9]);&quot;&quot;&amp;[.D9]&amp;&quot;&quot;;[.D9])" office:value-type="string" office:string-value="8" calcext:value-type="string">
            <text:p>8</text:p>
          </table:table-cell>
          <table:table-cell table:formula="of:=ISTEXT([.E9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9]&amp;&quot;'&quot;&amp;+[.E10]&amp;&quot;' : &quot;&amp;[.C10]&amp; &quot; , &quot;" office:value-type="string" office:string-value="var chifHexa = { '0' : 0 , '1' : 1 , '2' : 2 , '3' : 3 , '4' : 4 , '5' : 5 , '6' : 6 , '7' : 7 , '8' : 8 , '9' : 9 , " calcext:value-type="string">
            <text:p>var chifHexa = { '0' : 0 , '1' : 1 , '2' : 2 , '3' : 3 , '4' : 4 , '5' : 5 , '6' : 6 , '7' : 7 , '8' : 8 , '9' : 9 , 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formula="of:=IF(ISNUMBER([.D10]);&quot;&quot;&amp;[.D10]&amp;&quot;&quot;;[.D10])" office:value-type="string" office:string-value="9" calcext:value-type="string">
            <text:p>9</text:p>
          </table:table-cell>
          <table:table-cell table:formula="of:=ISTEXT([.E10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0]&amp;&quot;'&quot;&amp;+[.E11]&amp;&quot;' : &quot;&amp;[.C11]&amp; &quot; , &quot;" office:value-type="string" office:string-value="var chifHexa = { '0' : 0 , '1' : 1 , '2' : 2 , '3' : 3 , '4' : 4 , '5' : 5 , '6' : 6 , '7' : 7 , '8' : 8 , '9' : 9 , 'A' : 10 , " calcext:value-type="string">
            <text:p>var chifHexa = { '0' : 0 , '1' : 1 , '2' : 2 , '3' : 3 , '4' : 4 , '5' : 5 , '6' : 6 , '7' : 7 , '8' : 8 , '9' : 9 , 'A' : 10 ,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formula="of:=IF(ISNUMBER([.D11]);&quot;&quot;&amp;[.D11]&amp;&quot;&quot;;[.D11])" office:value-type="string" office:string-value="A" calcext:value-type="string">
            <text:p>A</text:p>
          </table:table-cell>
          <table:table-cell table:formula="of:=ISTEXT([.E11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1]&amp;&quot;'&quot;&amp;+[.E12]&amp;&quot;' : &quot;&amp;[.C12]&amp; &quot; , &quot;" office:value-type="string" office:string-value="var chifHexa = { '0' : 0 , '1' : 1 , '2' : 2 , '3' : 3 , '4' : 4 , '5' : 5 , '6' : 6 , '7' : 7 , '8' : 8 , '9' : 9 , 'A' : 10 , 'B' : 11 , " calcext:value-type="string">
            <text:p>var chifHexa = { '0' : 0 , '1' : 1 , '2' : 2 , '3' : 3 , '4' : 4 , '5' : 5 , '6' : 6 , '7' : 7 , '8' : 8 , '9' : 9 , 'A' : 10 , 'B' : 11 ,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IF(ISNUMBER([.D12]);&quot;&quot;&amp;[.D12]&amp;&quot;&quot;;[.D12])" office:value-type="string" office:string-value="B" calcext:value-type="string">
            <text:p>B</text:p>
          </table:table-cell>
          <table:table-cell table:formula="of:=ISTEXT([.E12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2]&amp;&quot;'&quot;&amp;+[.E13]&amp;&quot;' : &quot;&amp;[.C13]&amp; &quot; , &quot;" office:value-type="string" office:string-value="var chifHexa = { '0' : 0 , '1' : 1 , '2' : 2 , '3' : 3 , '4' : 4 , '5' : 5 , '6' : 6 , '7' : 7 , '8' : 8 , '9' : 9 , 'A' : 10 , 'B' : 11 , 'C' : 12 , " calcext:value-type="string">
            <text:p>var chifHexa = { '0' : 0 , '1' : 1 , '2' : 2 , '3' : 3 , '4' : 4 , '5' : 5 , '6' : 6 , '7' : 7 , '8' : 8 , '9' : 9 , 'A' : 10 , 'B' : 11 , 'C' : 12 ,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IF(ISNUMBER([.D13]);&quot;&quot;&amp;[.D13]&amp;&quot;&quot;;[.D13])" office:value-type="string" office:string-value="C" calcext:value-type="string">
            <text:p>C</text:p>
          </table:table-cell>
          <table:table-cell table:formula="of:=ISTEXT([.E13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3]&amp;&quot;'&quot;&amp;+[.E14]&amp;&quot;' : &quot;&amp;[.C14]&amp; &quot; , &quot;" office:value-type="string" office:string-value="var chifHexa = { '0' : 0 , '1' : 1 , '2' : 2 , '3' : 3 , '4' : 4 , '5' : 5 , '6' : 6 , '7' : 7 , '8' : 8 , '9' : 9 , 'A' : 10 , 'B' : 11 , 'C' : 12 , 'D' : 13 , " calcext:value-type="string">
            <text:p>var chifHexa = { '0' : 0 , '1' : 1 , '2' : 2 , '3' : 3 , '4' : 4 , '5' : 5 , '6' : 6 , '7' : 7 , '8' : 8 , '9' : 9 , 'A' : 10 , 'B' : 11 , 'C' : 12 , 'D' : 13 ,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IF(ISNUMBER([.D14]);&quot;&quot;&amp;[.D14]&amp;&quot;&quot;;[.D14])" office:value-type="string" office:string-value="D" calcext:value-type="string">
            <text:p>D</text:p>
          </table:table-cell>
          <table:table-cell table:formula="of:=ISTEXT([.E14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4]&amp;&quot;'&quot;&amp;+[.E15]&amp;&quot;' : &quot;&amp;[.C15]&amp; &quot; , &quot;" office:value-type="string" office:string-value="var chifHexa = { '0' : 0 , '1' : 1 , '2' : 2 , '3' : 3 , '4' : 4 , '5' : 5 , '6' : 6 , '7' : 7 , '8' : 8 , '9' : 9 , 'A' : 10 , 'B' : 11 , 'C' : 12 , 'D' : 13 , 'E' : 14 , " calcext:value-type="string">
            <text:p>var chifHexa = { '0' : 0 , '1' : 1 , '2' : 2 , '3' : 3 , '4' : 4 , '5' : 5 , '6' : 6 , '7' : 7 , '8' : 8 , '9' : 9 , 'A' : 10 , 'B' : 11 , 'C' : 12 , 'D' : 13 , 'E' : 14 ,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formula="of:=IF(ISNUMBER([.D15]);&quot;&quot;&amp;[.D15]&amp;&quot;&quot;;[.D15])" office:value-type="string" office:string-value="E" calcext:value-type="string">
            <text:p>E</text:p>
          </table:table-cell>
          <table:table-cell table:formula="of:=ISTEXT([.E15])" office:value-type="boolean" office:boolean-value="true" calcext:value-type="boolean">
            <text:p>VRAI</text:p>
          </table:table-cell>
        </table:table-row>
        <table:table-row table:style-name="ro1">
          <table:table-cell table:formula="of:=[.A15]&amp;&quot;'&quot;&amp;+[.E16]&amp;&quot;' : &quot;&amp;[.C16]&amp; &quot; }; &quot;" office:value-type="string" office:string-value="var chifHexa = { '0' : 0 , '1' : 1 , '2' : 2 , '3' : 3 , '4' : 4 , '5' : 5 , '6' : 6 , '7' : 7 , '8' : 8 , '9' : 9 , 'A' : 10 , 'B' : 11 , 'C' : 12 , 'D' : 13 , 'E' : 14 , 'F' : 15 }; " calcext:value-type="string">
            <text:p>var chifHexa = { '0' : 0 , '1' : 1 , '2' : 2 , '3' : 3 , '4' : 4 , '5' : 5 , '6' : 6 , '7' : 7 , '8' : 8 , '9' : 9 , 'A' : 10 , 'B' : 11 , 'C' : 12 , 'D' : 13 , 'E' : 14 , 'F' : 15 };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formula="of:=IF(ISNUMBER([.D16]);&quot;&quot;&amp;[.D16]&amp;&quot;&quot;;[.D16])" office:value-type="string" office:string-value="F" calcext:value-type="string">
            <text:p>F</text:p>
          </table:table-cell>
          <table:table-cell table:formula="of:=ISTEXT([.E16])" office:value-type="boolean" office:boolean-value="true" calcext:value-type="boolean">
            <text:p>VR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9:51:47.021844993</meta:creation-date>
    <dc:date>2020-03-29T20:09:28.680885258</dc:date>
    <meta:editing-duration>PT17M43S</meta:editing-duration>
    <meta:editing-cycles>1</meta:editing-cycles>
    <meta:document-statistic meta:table-count="1" meta:cell-count="80" meta:object-count="0"/>
    <meta:generator>LibreOffice/6.0.3.2$Linux_x86 LibreOffice_project/00m0$Build-2</meta:generator>
  </office:meta>
</office:document-meta>
</file>